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NSimSun1" svg:font-family="NSimSun" style:font-family-generic="modern" style:font-pitch="fixed"/>
    <style:font-face style:name="Liberation Mono" svg:font-family="'Liberation Mono', 'Courier New'" style:font-family-generic="modern" style:font-pitch="variable"/>
    <style:font-face style:name="Liberation Sans" svg:font-family="'Liberation Sans'"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Liberation Sans3"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officeooo:rsid="00052df4" officeooo:paragraph-rsid="00052df4"/>
    </style:style>
    <style:style style:name="P2" style:family="paragraph" style:parent-style-name="Code">
      <style:text-properties officeooo:rsid="001168b9" officeooo:paragraph-rsid="001168b9"/>
    </style:style>
    <style:style style:name="P3" style:family="paragraph" style:parent-style-name="Code">
      <style:text-properties officeooo:rsid="001168b9" officeooo:paragraph-rsid="0013553e"/>
    </style:style>
    <style:style style:name="P4" style:family="paragraph" style:parent-style-name="Code">
      <style:text-properties officeooo:rsid="001168b9" officeooo:paragraph-rsid="0019d156"/>
    </style:style>
    <style:style style:name="P5" style:family="paragraph" style:parent-style-name="Code">
      <style:text-properties officeooo:rsid="001168b9" officeooo:paragraph-rsid="001a23ef"/>
    </style:style>
    <style:style style:name="P6" style:family="paragraph" style:parent-style-name="Code">
      <style:text-properties officeooo:paragraph-rsid="001168b9"/>
    </style:style>
    <style:style style:name="P7" style:family="paragraph" style:parent-style-name="Code">
      <style:text-properties officeooo:paragraph-rsid="0013553e"/>
    </style:style>
    <style:style style:name="P8" style:family="paragraph" style:parent-style-name="Code">
      <style:text-properties officeooo:rsid="001834f7" officeooo:paragraph-rsid="001834f7"/>
    </style:style>
    <style:style style:name="P9" style:family="paragraph" style:parent-style-name="Code">
      <style:text-properties officeooo:rsid="0019d156" officeooo:paragraph-rsid="0019d156"/>
    </style:style>
    <style:style style:name="P10" style:family="paragraph" style:parent-style-name="Code">
      <style:text-properties officeooo:rsid="0019d156" officeooo:paragraph-rsid="001a23ef"/>
    </style:style>
    <style:style style:name="P11" style:family="paragraph" style:parent-style-name="Code">
      <style:text-properties officeooo:paragraph-rsid="0019d156"/>
    </style:style>
    <style:style style:name="P12" style:family="paragraph" style:parent-style-name="Code">
      <style:text-properties officeooo:paragraph-rsid="001a23ef"/>
    </style:style>
    <style:style style:name="P13" style:family="paragraph" style:parent-style-name="Code">
      <style:text-properties officeooo:rsid="001a23ef" officeooo:paragraph-rsid="001a23ef"/>
    </style:style>
    <style:style style:name="P14" style:family="paragraph" style:parent-style-name="Text_20_body">
      <style:text-properties officeooo:rsid="00041abe" officeooo:paragraph-rsid="00041abe"/>
    </style:style>
    <style:style style:name="P15" style:family="paragraph" style:parent-style-name="Title">
      <style:text-properties officeooo:rsid="00041abe" officeooo:paragraph-rsid="00041abe"/>
    </style:style>
    <style:style style:name="P16" style:family="paragraph" style:parent-style-name="Code">
      <style:paragraph-properties fo:break-before="page"/>
      <style:text-properties officeooo:rsid="0019d156" officeooo:paragraph-rsid="001a23ef"/>
    </style:style>
    <style:style style:name="P17" style:family="paragraph" style:parent-style-name="Code">
      <style:paragraph-properties fo:break-before="page"/>
      <style:text-properties officeooo:rsid="001168b9" officeooo:paragraph-rsid="001168b9"/>
    </style:style>
    <style:style style:name="P18" style:family="paragraph" style:parent-style-name="Tekstiä">
      <style:paragraph-properties fo:break-before="page"/>
      <style:text-properties officeooo:paragraph-rsid="0021c5cd"/>
    </style:style>
    <style:style style:name="P19" style:family="paragraph" style:parent-style-name="Ohjelma_20_koodi">
      <style:text-properties officeooo:paragraph-rsid="0019d156"/>
    </style:style>
    <style:style style:name="P20" style:family="paragraph" style:parent-style-name="Ohjelma_20_koodi">
      <style:text-properties officeooo:paragraph-rsid="001a23ef"/>
    </style:style>
    <style:style style:name="P21" style:family="paragraph" style:parent-style-name="Ohjelma_20_koodi">
      <style:text-properties officeooo:rsid="0023b54e" officeooo:paragraph-rsid="0023b54e"/>
    </style:style>
    <style:style style:name="P22" style:family="paragraph" style:parent-style-name="Tekstiä">
      <style:text-properties officeooo:rsid="0019d156" officeooo:paragraph-rsid="0019d156"/>
    </style:style>
    <style:style style:name="P23" style:family="paragraph" style:parent-style-name="Tekstiä">
      <style:text-properties officeooo:rsid="001a23ef" officeooo:paragraph-rsid="001a23ef"/>
    </style:style>
    <style:style style:name="P24" style:family="paragraph" style:parent-style-name="Tekstiä">
      <style:text-properties officeooo:paragraph-rsid="001a23ef"/>
    </style:style>
    <style:style style:name="P25" style:family="paragraph" style:parent-style-name="Tekstiä">
      <style:text-properties officeooo:paragraph-rsid="001cc44b"/>
    </style:style>
    <style:style style:name="P26" style:family="paragraph" style:parent-style-name="Tekstiä">
      <style:text-properties style:text-line-through-style="none" style:text-line-through-type="none" officeooo:rsid="0019d156" officeooo:paragraph-rsid="0019d156"/>
    </style:style>
    <style:style style:name="P27" style:family="paragraph" style:parent-style-name="Tekstiä">
      <style:text-properties style:text-line-through-style="none" style:text-line-through-type="none" officeooo:rsid="001a23ef" officeooo:paragraph-rsid="001a23ef"/>
    </style:style>
    <style:style style:name="P28" style:family="paragraph" style:parent-style-name="Tekstiä">
      <style:text-properties style:text-line-through-style="none" style:text-line-through-type="none" officeooo:rsid="001a23ef" officeooo:paragraph-rsid="001b8375"/>
    </style:style>
    <style:style style:name="P29" style:family="paragraph" style:parent-style-name="Tekstiä">
      <style:text-properties style:text-line-through-style="none" style:text-line-through-type="none" officeooo:rsid="001b8375" officeooo:paragraph-rsid="001b8375"/>
    </style:style>
    <style:style style:name="P30" style:family="paragraph" style:parent-style-name="Tekstiä">
      <style:text-properties style:text-line-through-style="none" style:text-line-through-type="none" officeooo:rsid="001bb61d" officeooo:paragraph-rsid="001bb61d"/>
    </style:style>
    <style:style style:name="P31" style:family="paragraph" style:parent-style-name="Tekstiä">
      <style:text-properties style:text-line-through-style="none" style:text-line-through-type="none" officeooo:rsid="001bb61d" officeooo:paragraph-rsid="0021c5cd"/>
    </style:style>
    <style:style style:name="P32" style:family="paragraph" style:parent-style-name="Tekstiä">
      <style:text-properties style:text-line-through-style="none" style:text-line-through-type="none" officeooo:rsid="00200632" officeooo:paragraph-rsid="001cc44b"/>
    </style:style>
    <style:style style:name="P33" style:family="paragraph" style:parent-style-name="Tekstiä">
      <style:text-properties officeooo:paragraph-rsid="001a23ef"/>
    </style:style>
    <style:style style:name="P34" style:family="paragraph" style:parent-style-name="Tekstiä">
      <style:text-properties officeooo:paragraph-rsid="0023b54e"/>
    </style:style>
    <style:style style:name="P35" style:family="paragraph" style:parent-style-name="Tekstiä">
      <style:paragraph-properties fo:break-before="page"/>
      <style:text-properties style:text-line-through-style="none" style:text-line-through-type="none" officeooo:rsid="001a23ef" officeooo:paragraph-rsid="001a23ef"/>
    </style:style>
    <style:style style:name="P36" style:family="paragraph" style:parent-style-name="Code">
      <style:text-properties officeooo:rsid="0019d156" officeooo:paragraph-rsid="0019d156"/>
    </style:style>
    <style:style style:name="P37" style:family="paragraph" style:parent-style-name="Code">
      <style:text-properties officeooo:rsid="0019d156" officeooo:paragraph-rsid="001a23ef"/>
    </style:style>
    <style:style style:name="P38" style:family="paragraph" style:parent-style-name="Code">
      <style:text-properties style:text-line-through-style="none" style:text-line-through-type="none" officeooo:rsid="001168b9" officeooo:paragraph-rsid="0019d156"/>
    </style:style>
    <style:style style:name="P39" style:family="paragraph" style:parent-style-name="Code">
      <style:text-properties style:text-line-through-style="none" style:text-line-through-type="none" officeooo:rsid="001168b9" officeooo:paragraph-rsid="001a23ef"/>
    </style:style>
    <style:style style:name="P40" style:family="paragraph" style:parent-style-name="Code">
      <style:paragraph-properties fo:break-before="page"/>
      <style:text-properties officeooo:rsid="0019d156" officeooo:paragraph-rsid="0019d156"/>
    </style:style>
    <style:style style:name="P41" style:family="paragraph" style:parent-style-name="Code">
      <style:paragraph-properties fo:break-before="page"/>
      <style:text-properties officeooo:rsid="0019d156" officeooo:paragraph-rsid="001a23ef"/>
    </style:style>
    <style:style style:name="P42"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 style:family="text">
      <style:text-properties officeooo:rsid="0007b549"/>
    </style:style>
    <style:style style:name="T2" style:family="text">
      <style:text-properties officeooo:rsid="00085375"/>
    </style:style>
    <style:style style:name="T3" style:family="text">
      <style:text-properties officeooo:rsid="000b4532"/>
    </style:style>
    <style:style style:name="T4" style:family="text">
      <style:text-properties officeooo:rsid="000dc39e"/>
    </style:style>
    <style:style style:name="T5" style:family="text">
      <style:text-properties officeooo:rsid="000fa0ce"/>
    </style:style>
    <style:style style:name="T6" style:family="text">
      <style:text-properties officeooo:rsid="001168b9"/>
    </style:style>
    <style:style style:name="T7" style:family="text">
      <style:text-properties style:font-name="Liberation Mono1" fo:font-size="10pt" officeooo:rsid="001168b9" style:font-name-asian="NSimSun1" style:font-size-asian="10pt" style:font-name-complex="Liberation Mono1" style:font-size-complex="10pt"/>
    </style:style>
    <style:style style:name="T8" style:family="text">
      <style:text-properties style:font-name="Liberation Mono1" fo:font-size="10pt" officeooo:rsid="0013553e" style:font-name-asian="NSimSun1" style:font-size-asian="10pt" style:font-name-complex="Liberation Mono1" style:font-size-complex="10pt"/>
    </style:style>
    <style:style style:name="T9" style:family="text">
      <style:text-properties style:font-name="Liberation Mono1" fo:font-size="10pt" officeooo:rsid="0019d156" style:font-name-asian="NSimSun1" style:font-size-asian="10pt" style:font-name-complex="Liberation Mono1" style:font-size-complex="10pt"/>
    </style:style>
    <style:style style:name="T10" style:family="text">
      <style:text-properties officeooo:rsid="0013553e"/>
    </style:style>
    <style:style style:name="T11" style:family="text">
      <style:text-properties officeooo:rsid="0016bc3c"/>
    </style:style>
    <style:style style:name="T12" style:family="text">
      <style:text-properties officeooo:rsid="0018e54d"/>
    </style:style>
    <style:style style:name="T13" style:family="text">
      <style:text-properties officeooo:rsid="0019d156"/>
    </style:style>
    <style:style style:name="T14" style:family="text">
      <style:text-properties style:text-line-through-style="none" style:text-line-through-type="none"/>
    </style:style>
    <style:style style:name="T15" style:family="text">
      <style:text-properties style:text-line-through-style="none" style:text-line-through-type="none" officeooo:rsid="001a23ef"/>
    </style:style>
    <style:style style:name="T16" style:family="text">
      <style:text-properties style:text-line-through-style="none" style:text-line-through-type="none" style:font-name="Calibri" officeooo:rsid="001a23ef"/>
    </style:style>
    <style:style style:name="T17" style:family="text">
      <style:text-properties style:text-line-through-style="none" style:text-line-through-type="none" style:font-name="Calibri" officeooo:rsid="001e239f"/>
    </style:style>
    <style:style style:name="T18" style:family="text">
      <style:text-properties style:text-line-through-style="none" style:text-line-through-type="none" style:font-name="Calibri" officeooo:rsid="003624d4"/>
    </style:style>
    <style:style style:name="T19" style:family="text">
      <style:text-properties style:text-line-through-style="none" style:text-line-through-type="none" style:font-name="Calibri" officeooo:rsid="0039b716"/>
    </style:style>
    <style:style style:name="T20" style:family="text">
      <style:text-properties style:text-line-through-style="none" style:text-line-through-type="none" officeooo:rsid="001cc44b"/>
    </style:style>
    <style:style style:name="T21" style:family="text">
      <style:text-properties style:text-line-through-style="none" style:text-line-through-type="none" officeooo:rsid="00200632"/>
    </style:style>
    <style:style style:name="T22" style:family="text">
      <style:text-properties style:text-line-through-style="none" style:text-line-through-type="none" officeooo:rsid="002022a8"/>
    </style:style>
    <style:style style:name="T23" style:family="text">
      <style:text-properties style:text-line-through-style="none" style:text-line-through-type="none" officeooo:rsid="001bb61d"/>
    </style:style>
    <style:style style:name="T24" style:family="text">
      <style:text-properties style:text-line-through-style="none" style:text-line-through-type="none" officeooo:rsid="0021c5cd"/>
    </style:style>
    <style:style style:name="T25" style:family="text">
      <style:text-properties style:text-line-through-style="none" style:text-line-through-type="none" officeooo:rsid="0033e07f"/>
    </style:style>
    <style:style style:name="T26" style:family="text">
      <style:text-properties style:text-line-through-style="none" style:text-line-through-type="none" officeooo:rsid="00343094"/>
    </style:style>
    <style:style style:name="T27" style:family="text">
      <style:text-properties style:text-line-through-style="none" style:text-line-through-type="none" officeooo:rsid="003624d4"/>
    </style:style>
    <style:style style:name="T28" style:family="text">
      <style:text-properties style:text-line-through-style="none" style:text-line-through-type="none" officeooo:rsid="00374589"/>
    </style:style>
    <style:style style:name="T29" style:family="text">
      <style:text-properties style:text-line-through-style="none" style:text-line-through-type="none" officeooo:rsid="0037c790"/>
    </style:style>
    <style:style style:name="T30" style:family="text">
      <style:text-properties style:text-line-through-style="none" style:text-line-through-type="none" officeooo:rsid="0039b716"/>
    </style:style>
    <style:style style:name="T31" style:family="text">
      <style:text-properties style:text-line-through-style="none" style:text-line-through-type="none" officeooo:rsid="0023b54e"/>
    </style:style>
    <style:style style:name="T32" style:family="text">
      <style:text-properties officeooo:rsid="001a23ef"/>
    </style:style>
    <style:style style:name="T33" style:family="text">
      <style:text-properties officeooo:rsid="00259418"/>
    </style:style>
    <style:style style:name="T34" style:family="text">
      <style:text-properties officeooo:rsid="002c757e"/>
    </style:style>
    <style:style style:name="T35" style:family="text">
      <style:text-properties style:font-name="Courier New" officeooo:rsid="002c757e"/>
    </style:style>
    <style:style style:name="T36" style:family="text">
      <style:text-properties style:font-name="Courier New" officeooo:rsid="002e9f33"/>
    </style:style>
    <style:style style:name="T37" style:family="text">
      <style:text-properties officeooo:rsid="002e9f33"/>
    </style:style>
    <style:style style:name="T38" style:family="text">
      <style:text-properties officeooo:rsid="002f3f6f"/>
    </style:style>
    <style:style style:name="T39" style:family="text">
      <style:text-properties officeooo:rsid="003091e3"/>
    </style:style>
    <style:style style:name="T40" style:family="text">
      <style:text-properties officeooo:rsid="0031f703"/>
    </style:style>
    <style:style style:name="T41" style:family="text">
      <style:text-properties officeooo:rsid="00343094"/>
    </style:style>
    <style:style style:name="T42" style:family="text">
      <style:text-properties officeooo:rsid="003624d4"/>
    </style:style>
    <style:style style:name="T43" style:family="text">
      <style:text-properties officeooo:rsid="0039b716"/>
    </style:style>
    <style:style style:name="T44" style:family="text">
      <style:text-properties style:font-name="Calibri"/>
    </style:style>
    <style:style style:name="T45" style:family="text">
      <style:text-properties style:font-name="Calibri" fo:font-size="12pt" style:font-size-asian="12pt" style:font-size-complex="12pt"/>
    </style:style>
    <style:style style:name="T4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Mono2" fo:font-size="12pt" fo:font-style="normal" fo:text-shadow="none" style:text-underline-style="none" fo:font-weight="normal" style:letter-kerning="true" style:font-name-asian="Liberation Mono2"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549cm" fo:min-width="3.798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3.798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48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75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Triangle_20_unfille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03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0.54cm" fo:min-width="3.798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0.531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48cm" fo:min-width="3.798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0.73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0.529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08cm" fo:min-width="6.198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3.53cm" fo:min-width="6.198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38cm" fo:min-width="1.677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3.129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693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939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748cm" fo:min-width="3.799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eriytyvyys</text:p>
      <text:p text:style-name="P14"/>
      <text:p text:style-name="Tekstiä">Periytyvyys <text:span text:style-name="T1">tarkoittaa nimensä mukaan ominaisuuksia, jotka peritään vanhemmilta eli yliluokalta lapsille eli aliluokille. </text:span><text:span text:style-name="T2">Esimerkiksi lapsi perii vanhempiensa ominaisuuksia. Tämä myös on tuotu olio-ohjelmointiin. Esimerkiksi jos yliluokka on Henkilö -luokka ja sen aliluokkia ovat Asiakas ja Työntekijä -luokat, peritytyvät Henkilö luokan omaisuudet ja myös sen metodit aliluokille. Tällaista periytyvyyttä voidaan kuvat</text:span><text:span text:style-name="T3">a</text:span><text:span text:style-name="T2"> niin sanotun luokkakaavion avulla:</text:span></text:p>
      <text:p text:style-name="Kuvateksti"><draw:g text:anchor-type="paragraph" draw:z-index="0" draw:name="Shape1" draw:style-name="gr1"><draw:custom-shape draw:style-name="gr2" draw:text-style-name="P43" svg:width="4.299cm" svg:height="1.8cm" svg:x="0.182cm" svg:y="6.456cm"><text:p text:style-name="P42"><text:span text:style-name="T46">Asiakasnumero</text:span></text:p><text:p text:style-name="P42"><text:span text:style-name="T46">Bonuspisteet</text:span></text:p><text:p text:style-name="P42"><text:span text:style-name="T46">Toimitusosoite</text:span></text:p><draw:enhanced-geometry svg:viewBox="0 0 21600 21600" draw:type="rectangle" draw:enhanced-path="M 0 0 L 21600 0 21600 21600 0 21600 0 0 Z N"/></draw:custom-shape><draw:custom-shape draw:style-name="gr3" draw:text-style-name="P45" svg:width="4.299cm" svg:height="1.001cm" svg:x="0.182cm" svg:y="5.555cm"><text:p text:style-name="P44"><text:span text:style-name="T46">Asiakas</text:span></text:p><draw:enhanced-geometry svg:viewBox="0 0 21600 21600" draw:type="rectangle" draw:enhanced-path="M 0 0 L 21600 0 21600 21600 0 21600 0 0 Z N"/></draw:custom-shape><draw:custom-shape draw:style-name="gr20" draw:text-style-name="P43" svg:width="4.301cm" svg:height="2.19cm" draw:transform="skewX (0.0394444410950718) translate (3.88055555555556cm 1.15711111111111cm)"><text:p text:style-name="P42"><text:span text:style-name="T46">Sukunimi</text:span></text:p><text:p text:style-name="P42"><text:span text:style-name="T46">Etunimi</text:span></text:p><text:p text:style-name="P42"><text:span text:style-name="T46">Osoite</text:span></text:p><text:p text:style-name="P42"><text:span text:style-name="T46">Puhelin</text:span></text:p><draw:enhanced-geometry svg:viewBox="0 0 21600 21600" draw:type="rectangle" draw:enhanced-path="M 0 0 L 21600 0 21600 21600 0 21600 0 0 Z N"/></draw:custom-shape><draw:custom-shape draw:style-name="gr4" draw:text-style-name="P45" svg:width="4.301cm" svg:height="0.999cm" svg:x="3.881cm" svg:y="0.256cm"><text:p text:style-name="P44"><text:span text:style-name="T46">Henkilö</text:span></text:p><draw:enhanced-geometry svg:viewBox="0 0 21600 21600" draw:type="rectangle" draw:enhanced-path="M 0 0 L 21600 0 21600 21600 0 21600 0 0 Z N"/></draw:custom-shape><draw:custom-shape draw:style-name="gr21" draw:text-style-name="P43" svg:width="4.301cm" svg:height="1.999cm" svg:x="7.481cm" svg:y="6.456cm"><text:p text:style-name="P42"><text:span text:style-name="T46">Työntekijänumero</text:span></text:p><text:p text:style-name="P42"><text:span text:style-name="T46">Tehtäväkuvaus</text:span></text:p><text:p text:style-name="P42"><text:span text:style-name="T46">Työosoite</text:span></text:p><text:p text:style-name="P42"><text:span text:style-name="T46">Työpuhelin</text:span></text:p><draw:enhanced-geometry svg:viewBox="0 0 21600 21600" draw:type="rectangle" draw:enhanced-path="M 0 0 L 21600 0 21600 21600 0 21600 0 0 Z N"/></draw:custom-shape><draw:custom-shape draw:style-name="gr6" draw:text-style-name="P45" svg:width="4.301cm" svg:height="1.001cm" svg:x="7.481cm" svg:y="5.555cm"><text:p text:style-name="P44"><text:span text:style-name="T46">Työntekijä</text:span></text:p><draw:enhanced-geometry svg:viewBox="0 0 21600 21600" draw:type="rectangle" draw:enhanced-path="M 0 0 L 21600 0 21600 21600 0 21600 0 0 Z N"/></draw:custom-shape><draw:line draw:style-name="gr7" draw:text-style-name="P46" svg:x1="2.481cm" svg:y1="4.455cm" svg:x2="2.481cm" svg:y2="5.555cm"><text:p/></draw:line><draw:line draw:style-name="gr7" draw:text-style-name="P46" svg:x1="9.481cm" svg:y1="4.455cm" svg:x2="9.481cm" svg:y2="5.555cm"><text:p/></draw:line><draw:line draw:style-name="gr7" draw:text-style-name="P46" svg:x1="2.481cm" svg:y1="4.455cm" svg:x2="9.481cm" svg:y2="4.455cm"><text:p/></draw:line><draw:line draw:style-name="gr8" draw:text-style-name="P46" svg:x1="6.081cm" svg:y1="4.455cm" svg:x2="6.081cm" svg:y2="3.355cm"><text:p/></draw:line></draw:g>Kuva 1: Periytyvyys Henkilö luokasta Asiakas- ja Työnteijä luokkiin.</text:p>
      <text:p text:style-name="Tekstiä"/>
      <text:p text:style-name="Tekstiä">Tässä Asiakas ja Työntekijä -luokat perivät Henkilö -luokasta sukunimen, etunimen, osoitteen ja puhelimen. <text:span text:style-name="T4">Java -kielellä toteutettuna ohjelma näyttäisi </text:span><text:span text:style-name="T34">alla olevalta ohjelmalta. Huomaa, etä Asiakas ja Tyontekija luokissa periytyminen saadaan tehtyä </text:span><text:span text:style-name="T35">extends</text:span><text:span text:style-name="T34"> avainsanalla. Extends avainsanan jälkeen on luokka, josta halutaan periyttää ominaisuuksia ja metodeja:</text:span></text:p>
      <text:p text:style-name="P9">package henkilot;</text:p>
      <text:p text:style-name="P9"/>
      <text:p text:style-name="Code">public class Henkilo {</text:p>
      <text:p text:style-name="Ohjelma_20_koodi"><text:tab/><text:span text:style-name="T5">private String sukunimi;<text:line-break/><text:tab/>private String etunimi;<text:line-break/> <text:tab/>private String osoite;</text:span></text:p>
      <text:p text:style-name="Code"><text:s/><text:tab/><text:span text:style-name="T5">private String puhelin;</text:span></text:p>
      <text:p text:style-name="Code">}</text:p>
      <text:p text:style-name="Code"/>
      <text:p text:style-name="P9">package henkilot:</text:p>
      <text:p text:style-name="P9"/>
      <text:p text:style-name="P2"/>
      <text:p text:style-name="P17">public class Asiakas extends Henkilo {</text:p>
      <text:p text:style-name="P2"><text:s/><text:tab/>private int asiakasnumero;</text:p>
      <text:p text:style-name="P6"><text:span text:style-name="T6"><text:s/><text:tab/>private </text:span><text:span text:style-name="T7">int</text:span><text:span text:style-name="T6"> bonuspisteet;</text:span></text:p>
      <text:p text:style-name="Ohjelma_20_koodi"><text:tab/><text:span text:style-name="T6">private String toimitusosoite;</text:span></text:p>
      <text:p text:style-name="P2">}</text:p>
      <text:p text:style-name="P11"/>
      <text:p text:style-name="P9">package henkilot;</text:p>
      <text:p text:style-name="P9"/>
      <text:p text:style-name="P7"><text:span text:style-name="T6">public class </text:span><text:span text:style-name="T8">Tyontekija</text:span><text:span text:style-name="T6"> extends Henkilo {</text:span></text:p>
      <text:p text:style-name="P3"><text:s/><text:tab/>private int <text:span text:style-name="T10">tyontekija</text:span>numero;</text:p>
      <text:p text:style-name="P7"><text:span text:style-name="T6"><text:s/><text:tab/>private </text:span><text:span text:style-name="T8">String</text:span><text:span text:style-name="T6"> </text:span><text:span text:style-name="T8">tehtavakuvaus</text:span><text:span text:style-name="T6">;</text:span></text:p>
      <text:p text:style-name="Ohjelma_20_koodi"><text:tab/><text:span text:style-name="T6">private String </text:span><text:span text:style-name="T8">tyoosoite</text:span><text:span text:style-name="T6">;</text:span></text:p>
      <text:p text:style-name="P7"><text:s/><text:tab/><text:span text:style-name="T10">private String tyopuhelin;</text:span></text:p>
      <text:p text:style-name="P3">}</text:p>
      <text:p text:style-name="P3"/>
      <text:p text:style-name="Tekstiä"/>
      <text:p text:style-name="Tekstiä">Nyt siis pystymme periyttämään ominaisuuksia aliluokille yliluokasta. <text:span text:style-name="T11">Koska oletuskonstruktori on jo olemassa luokissamme, pystymme esimerkiksi luomaan Asiakas luokastamme olion. Tämä Asiakas olio voitaisiin luoda vaikkapa toisesta luokasta alla olevaan tapaan:</text:span></text:p>
      <text:p text:style-name="Tekstiä"/>
      <text:p text:style-name="P9">package henkilot;</text:p>
      <text:p text:style-name="P9"/>
      <text:p text:style-name="P8">public class SovellusOhjelma {</text:p>
      <text:p text:style-name="Ohjelma_20_koodi"><text:s/><text:tab/>public static void main(<text:span text:style-name="T12">String[] args</text:span>) {</text:p>
      <text:p text:style-name="P8"><text:tab/><text:tab/><text:span text:style-name="T13">Asiakas asiakas1 = new Asiakas();</text:span></text:p>
      <text:p text:style-name="P8"><text:tab/>}</text:p>
      <text:p text:style-name="P8">}</text:p>
      <text:p text:style-name="P8"/>
      <text:p text:style-name="Ohjelma_20_koodi"/>
      <text:p text:style-name="P22">Yllä olevassa ohjelmakoodissa on luotu Asiakas -luokasta asiakas1 niminen olio. Tähän asiakas1 olioon voi tallentaa ohjelman ajon ajaksi ominaisuuksina asiakasnumeron, bonuspisteet ja toimitusosoitteen. Mutta sillä on myös sukunimi, etunimi, osoite ja puhelin, jotka siis ominaisuuksina periytyvät yliluokasta. Tilannetta voisi siis kuvata alla olevan olion näköisenä tilanteena:</text:p>
      <text:p text:style-name="Kuvateksti"><draw:g text:anchor-type="paragraph" draw:z-index="1" draw:name="Shape2" draw:style-name="gr1"><draw:custom-shape draw:style-name="gr6" draw:text-style-name="P45" svg:width="4.301cm" svg:height="1.001cm" svg:x="0.063cm" svg:y="0.953cm"><text:p text:style-name="P44"><text:span text:style-name="T46">Asiakas</text:span></text:p><draw:enhanced-geometry svg:viewBox="0 0 21600 21600" draw:type="rectangle" draw:enhanced-path="M 0 0 L 21600 0 21600 21600 0 21600 0 0 Z N"/></draw:custom-shape><draw:custom-shape draw:style-name="gr18" draw:text-style-name="P43" svg:width="4.301cm" svg:height="3.38cm" svg:x="0.063cm" svg:y="1.953cm"><text:p text:style-name="P42"><text:span text:style-name="T46">Sukunimi</text:span></text:p><text:p text:style-name="P42"><text:span text:style-name="T46">Etunimi</text:span></text:p><text:p text:style-name="P42"><text:span text:style-name="T46">Osoite</text:span></text:p><text:p text:style-name="P42"><text:span text:style-name="T46">Puhelin</text:span></text:p><text:p text:style-name="P42"><text:span text:style-name="T46">Asiakasnumero</text:span></text:p><text:p text:style-name="P42"><text:span text:style-name="T46">Bonuspisteet</text:span></text:p><text:p text:style-name="P42"><text:span text:style-name="T46">Toimitusosoite</text:span></text:p><draw:enhanced-geometry svg:viewBox="0 0 21600 21600" draw:type="rectangle" draw:enhanced-path="M 0 0 L 21600 0 21600 21600 0 21600 0 0 Z N"/></draw:custom-shape><draw:frame draw:style-name="gr19" draw:text-style-name="P48" svg:width="2.195cm" svg:height="0.74cm" svg:x="-0.136cm" svg:y="0.233cm"><draw:text-box><text:p text:style-name="P47"><text:span text:style-name="T46">asiakas1</text:span></text:p></draw:text-box></draw:frame></draw:g>Kuva 2. Asiakas -luokasta luotu asiakas1 -niminen olio.</text:p>
      <text:p text:style-name="P22"/>
      <text:p text:style-name="P22"><text:soft-page-break/>Saimme nyt siis luotua yhden uuden olion sovelluksessamme. Haluamme kuitenkin pystyä luomaan olioita myös siten, että annamme oliollemme data-arvoja. Nythän asiakas1 oliolle on täysin tyhjä data-arvoista. Tämän vuoksi lisäämme seuraavaksi Henkilo-, Asiakas- ja Tyontekija <text:span text:style-name="T14">luokkiimme oletus- <text:s/>ja parametrilliset muodostimet (konstruktorit). </text:span></text:p>
      <text:p text:style-name="P26"/>
      <text:p text:style-name="P9">package henkilot;</text:p>
      <text:p text:style-name="P9"/>
      <text:p text:style-name="P11">public class Henkilo {</text:p>
      <text:p text:style-name="P19"><text:tab/><text:span text:style-name="T5">private String sukunimi;<text:line-break/><text:tab/>private String etunimi;<text:line-break/> <text:tab/>private String osoite;</text:span></text:p>
      <text:p text:style-name="P11"><text:s/><text:tab/><text:span text:style-name="T5">private String puhelin;</text:span></text:p>
      <text:p text:style-name="P11"/>
      <text:p text:style-name="P11"><text:tab/>// <text:span text:style-name="T13">Oletusmuodostin </text:span><text:span text:style-name="T40">eli konstruktori</text:span><text:span text:style-name="T13">:</text:span><text:line-break/><text:tab/><text:span text:style-name="T13">public Henkilo() {</text:span></text:p>
      <text:p text:style-name="P12"><text:tab/><text:span text:style-name="T13">}<text:line-break/><text:line-break/> <text:tab/>// Parametrillinen muodostin:<text:line-break/> <text:tab/>public Henkilo(String sukunimi, String etunimi, String osoite, <text:line-break/> <text:tab/><text:tab/>String puhelin) {<text:line-break/> <text:tab/><text:tab/>this.sukunimi = sukunimi;<text:line-break/> <text:tab/><text:tab/>this.etunimi = etunimi;</text:span></text:p>
      <text:p text:style-name="P10"><text:s/><text:tab/><text:tab/>this.osoite = osoite;<text:line-break/> <text:tab/><text:tab/>this.puhelin = puhelin;<text:line-break/> <text:tab/>}</text:p>
      <text:p text:style-name="P11">}</text:p>
      <text:p text:style-name="P11"/>
      <text:p text:style-name="P9">package henkilot:</text:p>
      <text:p text:style-name="P9"/>
      <text:p text:style-name="P4">public class Asiakas extends Henkilo {</text:p>
      <text:p text:style-name="P4"><text:s/><text:tab/>private int asiakasnumero;</text:p>
      <text:p text:style-name="P11"><text:span text:style-name="T6"><text:s/><text:tab/>private </text:span><text:span text:style-name="T7">int</text:span><text:span text:style-name="T6"> bonuspisteet;</text:span></text:p>
      <text:p text:style-name="P19"><text:tab/><text:span text:style-name="T6">private String toimitusosoite;</text:span></text:p>
      <text:p text:style-name="P19"/>
      <text:p text:style-name="P11"><text:tab/>// <text:span text:style-name="T13">Oletusmuodostin:</text:span><text:line-break/><text:tab/><text:span text:style-name="T13">public </text:span><text:span text:style-name="T9">Asiakas</text:span><text:span text:style-name="T13">() {</text:span></text:p>
      <text:p text:style-name="P11"><text:s/><text:tab/><text:tab/><text:span text:style-name="T13">super();</text:span></text:p>
      <text:p text:style-name="P11"><text:tab/><text:span text:style-name="T13">}<text:line-break/><text:line-break/> <text:tab/>// Parametrillinen muodostin:<text:line-break/> <text:tab/>public </text:span><text:span text:style-name="T9">Asiakas</text:span><text:span text:style-name="T13">(String sukunimi, String etunimi, String osoite,<text:line-break/> <text:tab/><text:tab/>String puhelin, int asiakasnumero, int bonuspisteet, <text:line-break/> <text:tab/><text:tab/>String toimitusosoite) {</text:span></text:p>
      <text:p text:style-name="P10"><text:line-break/> <text:tab/><text:tab/>super(sukunimi, etunimi, osoite, puhelin); <text:line-break/> <text:tab/><text:tab/>this.asiakasnumero = asiakasnumero;</text:p>
      <text:p text:style-name="P10"><text:s/><text:tab/><text:tab/>this.bonuspisteet = bonuspisteet;</text:p>
      <text:p text:style-name="P10"><text:tab/><text:tab/>this.toimitusosoite = toimitusosoite;<text:line-break/> <text:tab/>}</text:p>
      <text:p text:style-name="P4"/>
      <text:p text:style-name="P4">}</text:p>
      <text:p text:style-name="P11"/>
      <text:p text:style-name="P11"/>
      <text:p text:style-name="P40">package henkilot;</text:p>
      <text:p text:style-name="P9"/>
      <text:p text:style-name="P11"><text:span text:style-name="T6">public class </text:span><text:span text:style-name="T8">Tyontekija</text:span><text:span text:style-name="T6"> extends Henkilo {</text:span></text:p>
      <text:p text:style-name="P4"><text:s/><text:tab/>private int <text:span text:style-name="T10">tyontekija</text:span>numero;</text:p>
      <text:p text:style-name="P11"><text:span text:style-name="T6"><text:s/><text:tab/>private </text:span><text:span text:style-name="T8">String</text:span><text:span text:style-name="T6"> </text:span><text:span text:style-name="T8">tehtavakuvaus</text:span><text:span text:style-name="T6">;</text:span></text:p>
      <text:p text:style-name="P19"><text:tab/><text:span text:style-name="T6">private String </text:span><text:span text:style-name="T8">tyoosoite</text:span><text:span text:style-name="T6">;</text:span></text:p>
      <text:p text:style-name="P11"><text:s/><text:tab/><text:span text:style-name="T10">private String tyopuhelin;</text:span></text:p>
      <text:p text:style-name="P11"/>
      <text:p text:style-name="Ohjelma_20_koodi"><text:tab/>// <text:span text:style-name="T39">Oletuskonstruktori eli muodostin</text:span><text:line-break/><text:tab/><text:span text:style-name="T13">public Tyontekija() {</text:span></text:p>
      <text:p text:style-name="Ohjelma_20_koodi"><text:s/><text:tab/><text:tab/><text:span text:style-name="T13">super();</text:span></text:p>
      <text:p text:style-name="Ohjelma_20_koodi"><text:tab/><text:span text:style-name="T13">}<text:line-break/><text:line-break/> <text:tab/>// Parametrillinen muodostin:<text:line-break/> <text:tab/>public </text:span><text:span text:style-name="T9">Tyontekija</text:span><text:span text:style-name="T13">(String sukunimi, String etunimi, String osoite,<text:line-break/> <text:tab/><text:tab/>String puhelin, int tyontekijanumero, </text:span><text:span text:style-name="T9">String</text:span><text:span text:style-name="T13"> </text:span><text:span text:style-name="T9">tyoosoite</text:span><text:span text:style-name="T13">, <text:line-break/> <text:tab/><text:tab/>String </text:span><text:span text:style-name="T9">tyopuhelin</text:span><text:span text:style-name="T13">) {</text:span></text:p>
      <text:p text:style-name="P10"><text:line-break/> <text:tab/><text:tab/>super(sukunimi, etunimi, osoite, puhelin); <text:line-break/> <text:tab/><text:tab/>this.tyontekijanumero = tyontekijanumero;</text:p>
      <text:p text:style-name="P12"><text:span text:style-name="T13"><text:s/><text:tab/><text:tab/>this.</text:span><text:span text:style-name="T9">tyoosoite</text:span><text:span text:style-name="T13"> = </text:span><text:span text:style-name="T9">tyoosoite</text:span><text:span text:style-name="T13">;</text:span></text:p>
      <text:p text:style-name="P12"><text:span text:style-name="T13"><text:tab/><text:tab/>this.</text:span><text:span text:style-name="T9">tyopuhelin</text:span><text:span text:style-name="T13"> = </text:span><text:span text:style-name="T9">tyopuhelin</text:span><text:span text:style-name="T13">;<text:line-break/> <text:tab/>}</text:span></text:p>
      <text:p text:style-name="P4"/>
      <text:p text:style-name="P38">}</text:p>
      <text:p text:style-name="P22"/>
      <text:p text:style-name="P22"><text:span text:style-name="T37">Huomaa, miten yllä olevassa ohjelmassa on käytetty </text:span><text:span text:style-name="T36">super()</text:span><text:span text:style-name="T37">:ia osoittamaan yliluokan oletuskonstruktoriin. </text:span><text:span text:style-name="T38">Super():illa saadaan ajettua käyntiin (kutsuttua) yliluokan oletuskonstruktori.</text:span><text:span text:style-name="T37"><text:line-break/></text:span><text:line-break/>Nyt pystymme luomaan asiakas2 olion, johon saamme ohjelman ajon ajaksi talletettua keskusmuistiin asiakkaan kaikki tiedot:</text:p>
      <text:p text:style-name="P22"/>
      <text:p text:style-name="Ohjelma_20_koodi">package henkilot;</text:p>
      <text:p text:style-name="Ohjelma_20_koodi"/>
      <text:p text:style-name="Ohjelma_20_koodi">public class SovellusOhjelma {</text:p>
      <text:p text:style-name="Ohjelma_20_koodi"><text:s/><text:tab/>public static void main(<text:span text:style-name="T12">String[] args</text:span>) {</text:p>
      <text:p text:style-name="Ohjelma_20_koodi"><text:tab/><text:tab/><text:span text:style-name="T13">Asiakas asiakas1 = new Asiakas();<text:line-break/> <text:tab/><text:tab/>Asiakas asiakas2 = new Asiakas(”Poppanen”, ”Maija”, ”Velhokuja 1”, <text:line-break/> <text:tab/><text:tab/><text:tab/>”011-98765412”, 1, 0, ”Taikurikatu 10”);</text:span></text:p>
      <text:p text:style-name="Ohjelma_20_koodi"><text:tab/>}</text:p>
      <text:p text:style-name="Ohjelma_20_koodi">}</text:p>
      <text:p text:style-name="P22"/>
      <text:p text:style-name="P23">Nyt on saatu luotua uusi asiakas2 <text:span text:style-name="T14">niminen olio, jonka luonnin yhteydessä saatiin talletettua siihen halutut data-arvot ajon ajaksi. Tilannetta voisi asiakas</text:span><text:span text:style-name="T25">2</text:span><text:span text:style-name="T14"> olion osalta kuvata alla olevalla kuvalla:</text:span></text:p>
      <text:p text:style-name="P27"/>
      <text:p text:style-name="P35"><draw:g text:anchor-type="paragraph" draw:z-index="2" draw:name="Shape3" draw:style-name="gr1"><draw:custom-shape draw:style-name="gr15" draw:text-style-name="P45" svg:width="6.7cm" svg:height="1.059cm" svg:x="0.076cm" svg:y="0.773cm"><text:p text:style-name="P44"><text:span text:style-name="T46">Asiakas</text:span></text:p><draw:enhanced-geometry svg:viewBox="0 0 21600 21600" draw:type="rectangle" draw:enhanced-path="M 0 0 L 21600 0 21600 21600 0 21600 0 0 Z N"/></draw:custom-shape><draw:custom-shape draw:style-name="gr16" draw:text-style-name="P43" svg:width="6.7cm" svg:height="3.781cm" svg:x="0.076cm" svg:y="1.831cm"><text:p text:style-name="P42"><text:span text:style-name="T46">Sukunimi: ”Poppanen”</text:span></text:p><text:p text:style-name="P42"><text:span text:style-name="T46">Etunimi: ”Maija”</text:span></text:p><text:p text:style-name="P42"><text:span text:style-name="T46">Osoite: ”Velhokuja 1”</text:span></text:p><text:p text:style-name="P42"><text:span text:style-name="T46">Puhelin: ”</text:span><text:span text:style-name="T47">011-98765412”</text:span><text:span text:style-name="T46"> </text:span></text:p><text:p text:style-name="P42"><text:span text:style-name="T46">Asiakasnumero: 1</text:span></text:p><text:p text:style-name="P42"><text:span text:style-name="T46">Bonuspisteet: 0</text:span></text:p><text:p text:style-name="P42"><text:span text:style-name="T46">Toimitusosoite: ”Taikurikatu 10”</text:span></text:p><draw:enhanced-geometry svg:viewBox="0 0 21600 21600" draw:type="rectangle" draw:enhanced-path="M 0 0 L 21600 0 21600 21600 0 21600 0 0 Z N"/></draw:custom-shape><draw:frame draw:style-name="gr17" draw:text-style-name="P48" svg:width="2.179cm" svg:height="1.19cm" svg:x="-0.123cm" svg:y="0.011cm"><draw:text-box><text:p text:style-name="P47"><text:span text:style-name="T46">asiakas2</text:span></text:p></draw:text-box></draw:frame></draw:g>Kuva 3. Asiakas2 olion sisältämät dataarvot.</text:p>
      <text:p text:style-name="P27"/>
      <text:p text:style-name="P24"><text:span text:style-name="T15">Tähän mennessä olemme vain tehneet erilaisia ominaisuuksia ja muodostimia luokkiimme. Niiden avulla olemme pystyneet tallentamaan data-arvoja olioon ja muodostimilla luomaan olioita halutulla tavalla. Seuraavaksi lisäämme luokkiimme metodeja. Tämän jälkeen luokistamme luomamme oliot pystyvät myös tekemään </text:span><text:span text:style-name="T16">ohjelmoimiamme asioita</text:span><text:span text:style-name="T15">. Myös metodeja voidaan periyttää aivan kuten ominaisuuksiakin. Jos siis teemme vaikkapa toString metodin Henkilo -luokkaan, on se käytettävissä myös Asiakas -luokassa tehdyssä oliossa. Tällä toString metodilla haluamme pystyä </text:span><text:span text:style-name="T16">palauttamaan</text:span><text:span text:style-name="T15"> kaikki Henkilo luokassa olevat ominaisuudet. Itseasiassa haluamme samanlaisen metodin kaikkiin Asiakas ja Työntekijä luokkiin myös. Niissäkin on omia ominaisuuksia, joiden data-arvot haluamme tietää kätevästi kaikki kerralla. Näiden muutosten jälkeen ohjelmamme näyttää seuraavanlaiselta. Onneksi toString -metodin voi helposti generoida Eclipsessä valisemalla siellä: Source → Generate toString()... :</text:span></text:p>
      <text:p text:style-name="P27"/>
      <text:p text:style-name="P10"/>
      <text:p text:style-name="P16">package henkilot;</text:p>
      <text:p text:style-name="P10"/>
      <text:p text:style-name="P12">public class Henkilo {</text:p>
      <text:p text:style-name="P20"><text:tab/><text:span text:style-name="T5">private String sukunimi;<text:line-break/><text:tab/>private String etunimi;<text:line-break/> <text:tab/>private String osoite;</text:span></text:p>
      <text:p text:style-name="P12"><text:s/><text:tab/><text:span text:style-name="T5">private String puhelin;</text:span></text:p>
      <text:p text:style-name="P12"/>
      <text:p text:style-name="P12"><text:tab/>// <text:span text:style-name="T13">Oletus muodostin:</text:span><text:line-break/><text:tab/><text:span text:style-name="T13">public Henkilo() {</text:span></text:p>
      <text:p text:style-name="P12"><text:tab/><text:span text:style-name="T13">}<text:line-break/><text:line-break/> <text:tab/>// Parametrillinen muodostin:<text:line-break/> <text:tab/>public Henkilo(String sukunimi, String etunimi, String osoite, <text:line-break/> <text:tab/><text:tab/>String puhelin) {<text:line-break/> <text:tab/><text:tab/>this.sukunimi = sukunimi;<text:line-break/> <text:tab/><text:tab/>this.etunimi = etunimi;</text:span></text:p>
      <text:p text:style-name="P10"><text:s/><text:tab/><text:tab/>this.osoite = osoite;<text:line-break/> <text:tab/><text:tab/>this.puhelin = puhelin;<text:line-break/> <text:tab/>}</text:p>
      <text:p text:style-name="P12"/>
      <text:p text:style-name="P12"><text:tab/>@Override<text:line-break/><text:tab/>public String toString() {</text:p>
      <text:p text:style-name="P12"><text:tab/><text:tab/>return "Henkilo [sukunimi=" + sukunimi + ", etunimi=" + etunimi + ", <text:s/><text:tab/><text:tab/><text:tab/>osoite=" + osoite + ", puhelin=" + puhelin</text:p>
      <text:p text:style-name="P12"><text:tab/>}</text:p>
      <text:p text:style-name="P13">}</text:p>
      <text:p text:style-name="P12"/>
      <text:p text:style-name="P10">package henkilot:</text:p>
      <text:p text:style-name="P10"/>
      <text:p text:style-name="P5">public class Asiakas extends Henkilo {</text:p>
      <text:p text:style-name="P5"><text:s/><text:tab/>private int asiakasnumero;</text:p>
      <text:p text:style-name="P12"><text:span text:style-name="T6"><text:s/><text:tab/>private </text:span><text:span text:style-name="T7">int</text:span><text:span text:style-name="T6"> bonuspisteet;</text:span></text:p>
      <text:p text:style-name="P20"><text:tab/><text:span text:style-name="T6">private String toimitusosoite;</text:span></text:p>
      <text:p text:style-name="P20"/>
      <text:p text:style-name="P12"><text:tab/>// <text:span text:style-name="T13">Oletus muodostin:</text:span><text:line-break/><text:tab/><text:span text:style-name="T13">public </text:span><text:span text:style-name="T9">Asiakas</text:span><text:span text:style-name="T13">() {</text:span></text:p>
      <text:p text:style-name="P12"><text:s/><text:tab/><text:tab/><text:span text:style-name="T13">super();</text:span></text:p>
      <text:p text:style-name="P12"><text:tab/><text:span text:style-name="T13">}<text:line-break/><text:line-break/> <text:tab/>// Parametrillinen muodostin:<text:line-break/> <text:tab/>public </text:span><text:span text:style-name="T9">Asiakas</text:span><text:span text:style-name="T13">(String sukunimi, String etunimi, String osoite,<text:line-break/> <text:tab/><text:tab/>String puhelin, int asiakasnumero, int bonuspisteet, <text:line-break/> <text:tab/><text:tab/>String toimitusosoite) {</text:span></text:p>
      <text:p text:style-name="P10"><text:line-break/> <text:tab/><text:tab/>super(sukunimi, etunimi, osoite, puhelin); <text:line-break/> <text:tab/><text:tab/>this.asiakasnumero = asiakasnumero;</text:p>
      <text:p text:style-name="P10"><text:s/><text:tab/><text:tab/>this.bonuspisteet = bonuspisteet;</text:p>
      <text:p text:style-name="P10"><text:tab/><text:tab/>this.toimitusosoite = toimitusosoite;<text:line-break/> <text:tab/>}</text:p>
      <text:p text:style-name="P12"/>
      <text:p text:style-name="P12"><text:tab/>@Override</text:p>
      <text:p text:style-name="P12"><text:tab/>public String toString() {</text:p>
      <text:p text:style-name="P12"><text:tab/><text:tab/>return "Asiakas [asiakasnumero=" + asiakasnumero + ", bonuspisteet=" <text:tab/><text:tab/><text:tab/>+ bonuspisteet + ", toimitusosoite="</text:p>
      <text:p text:style-name="P12"><text:tab/><text:tab/><text:tab/>+ toimitusosoite + ", toString()=" + super.toString() + "]";</text:p>
      <text:p text:style-name="P12"><text:tab/><text:span text:style-name="T32">}</text:span></text:p>
      <text:p text:style-name="P5">}</text:p>
      <text:p text:style-name="P12"/>
      <text:p text:style-name="P12"/>
      <text:p text:style-name="P16">package henkilot;</text:p>
      <text:p text:style-name="P10"/>
      <text:p text:style-name="P12"><text:span text:style-name="T6">public class </text:span><text:span text:style-name="T8">Tyontekija</text:span><text:span text:style-name="T6"> extends Henkilo {</text:span></text:p>
      <text:p text:style-name="P5"><text:s/><text:tab/>private int <text:span text:style-name="T10">tyontekija</text:span>numero;</text:p>
      <text:p text:style-name="P12"><text:span text:style-name="T6"><text:s/><text:tab/>private </text:span><text:span text:style-name="T8">String</text:span><text:span text:style-name="T6"> </text:span><text:span text:style-name="T8">tehtavakuvaus</text:span><text:span text:style-name="T6">;</text:span></text:p>
      <text:p text:style-name="P20"><text:tab/><text:span text:style-name="T6">private String </text:span><text:span text:style-name="T8">tyoosoite</text:span><text:span text:style-name="T6">;</text:span></text:p>
      <text:p text:style-name="P12"><text:s/><text:tab/><text:span text:style-name="T10">private String tyopuhelin;</text:span></text:p>
      <text:p text:style-name="P12"/>
      <text:p text:style-name="P20"><text:tab/><text:span text:style-name="T13">public Tyontekija() {</text:span></text:p>
      <text:p text:style-name="P20"><text:s/><text:tab/><text:tab/><text:span text:style-name="T13">super();</text:span></text:p>
      <text:p text:style-name="P20"><text:tab/><text:span text:style-name="T13">}<text:line-break/><text:line-break/> <text:tab/>// Parametrillinen muodostin:<text:line-break/> <text:tab/>public </text:span><text:span text:style-name="T9">Tyontekija</text:span><text:span text:style-name="T13">(String sukunimi, String etunimi, String osoite,<text:line-break/> <text:tab/><text:tab/>String puhelin, int tyontekijanumero, </text:span><text:span text:style-name="T9">String</text:span><text:span text:style-name="T13"> </text:span><text:span text:style-name="T9">tyoosoite</text:span><text:span text:style-name="T13">, <text:line-break/> <text:tab/><text:tab/>String </text:span><text:span text:style-name="T9">tyopuhelin</text:span><text:span text:style-name="T13">) {</text:span></text:p>
      <text:p text:style-name="P10"><text:line-break/> <text:tab/><text:tab/>super(sukunimi, etunimi, osoite, puhelin); <text:line-break/> <text:tab/><text:tab/>this.tyontekijanumero = tyontekijanumero;</text:p>
      <text:p text:style-name="P12"><text:span text:style-name="T13"><text:s/><text:tab/><text:tab/>this.</text:span><text:span text:style-name="T9">tyoosoite</text:span><text:span text:style-name="T13"> = </text:span><text:span text:style-name="T9">tyoosoite</text:span><text:span text:style-name="T13">;</text:span></text:p>
      <text:p text:style-name="P12"><text:span text:style-name="T13"><text:tab/><text:tab/>this.</text:span><text:span text:style-name="T9">tyopuhelin</text:span><text:span text:style-name="T13"> = </text:span><text:span text:style-name="T9">tyopuhelin</text:span><text:span text:style-name="T13">;<text:line-break/> <text:tab/>}</text:span></text:p>
      <text:p text:style-name="P12"/>
      <text:p text:style-name="P12"><text:s/><text:tab/>@Override</text:p>
      <text:p text:style-name="P12"><text:tab/>public String toString() {</text:p>
      <text:p text:style-name="P12"><text:tab/><text:tab/>return "Tyontekija [tyontekijanumero=" + tyontekijanumero + ", <text:tab/><text:tab/><text:tab/><text:tab/>tehtavakuvaus=" + tehtavakuvaus + ", tyoosoite="</text:p>
      <text:p text:style-name="P12"><text:tab/><text:tab/><text:tab/>+ tyoosoite + ", tyopuhelin=" + tyopuhelin + ", toString()=" + <text:tab/><text:tab/><text:tab/>super.toString() + "]";</text:p>
      <text:p text:style-name="P12"><text:tab/><text:span text:style-name="T32">}</text:span></text:p>
      <text:p text:style-name="P5"/>
      <text:p text:style-name="P39">}</text:p>
      <text:p text:style-name="P27"/>
      <text:p text:style-name="P24"><text:span text:style-name="T15">Seuraavaksi tähän esimerkki sovellukseen voisi lisätä uusina metodeina niin sanotut setterit ja getterit. Nekin saa generoitua samaan tapaan kuin edellä toString. Eli Eclipsen Source → Generate Getters and Setters. Niiden avulla voi nyt asettaa haluamansa data-arvot luotuihin olioihin ja palauttaa </text:span><text:span text:style-name="T26">(”</text:span><text:span text:style-name="T18">hakea</text:span><text:span text:style-name="T26">”)</text:span><text:span text:style-name="T15"> nämä arvot halutessaan. Nämä muutokset löytyvät nyt zipattuna tiedostona Moodle</text:span><text:span text:style-name="T29">n</text:span><text:span text:style-name="T15"> link</text:span><text:span text:style-name="T28">istä</text:span><text:span text:style-name="T15">.</text:span></text:p>
      <text:p text:style-name="P27"><text:soft-page-break/></text:p>
      <text:p text:style-name="P29">Nyt kun Henkilö, Asiakas ja Työntekijä luokissamme on myös jotain mitä ne osaavat tehdä, voisimme kuvata ne seuraavalla kuvalla alla:</text:p>
      <text:p text:style-name="P29"/>
      <text:p text:style-name="P30"><draw:g text:anchor-type="paragraph" draw:z-index="3" draw:name="Shape4" draw:style-name="gr1"><draw:custom-shape draw:style-name="gr2" draw:text-style-name="P43" svg:width="4.299cm" svg:height="1.8cm" svg:x="0.176cm" svg:y="6.911cm"><text:p text:style-name="P42"><text:span text:style-name="T46">Asiakasnumero</text:span></text:p><text:p text:style-name="P42"><text:span text:style-name="T46">Bonuspisteet</text:span></text:p><text:p text:style-name="P42"><text:span text:style-name="T46">Toimitusosoite</text:span></text:p><draw:enhanced-geometry svg:viewBox="0 0 21600 21600" draw:type="rectangle" draw:enhanced-path="M 0 0 L 21600 0 21600 21600 0 21600 0 0 Z N"/></draw:custom-shape><draw:custom-shape draw:style-name="gr12" draw:text-style-name="P45" svg:width="4.299cm" svg:height="0.999cm" svg:x="0.176cm" svg:y="6.011cm"><text:p text:style-name="P44"><text:span text:style-name="T46">Asiakas</text:span></text:p><draw:enhanced-geometry svg:viewBox="0 0 21600 21600" draw:type="rectangle" draw:enhanced-path="M 0 0 L 21600 0 21600 21600 0 21600 0 0 Z N"/></draw:custom-shape><draw:custom-shape draw:style-name="gr4" draw:text-style-name="P45" svg:width="4.301cm" svg:height="0.999cm" svg:x="3.875cm" svg:y="-0.189cm"><text:p text:style-name="P44"><text:span text:style-name="T46">Henkilö</text:span></text:p><draw:enhanced-geometry svg:viewBox="0 0 21600 21600" draw:type="rectangle" draw:enhanced-path="M 0 0 L 21600 0 21600 21600 0 21600 0 0 Z N"/></draw:custom-shape><draw:custom-shape draw:style-name="gr5" draw:text-style-name="P43" svg:width="4.301cm" svg:height="2.001cm" svg:x="7.475cm" svg:y="6.911cm"><text:p text:style-name="P42"><text:span text:style-name="T46">Työntekijänumero</text:span></text:p><text:p text:style-name="P42"><text:span text:style-name="T46">Tehtäväkuvaus</text:span></text:p><text:p text:style-name="P42"><text:span text:style-name="T46">Työosoite</text:span></text:p><text:p text:style-name="P42"><text:span text:style-name="T46">Työpuhelin</text:span></text:p><draw:enhanced-geometry svg:viewBox="0 0 21600 21600" draw:type="rectangle" draw:enhanced-path="M 0 0 L 21600 0 21600 21600 0 21600 0 0 Z N"/></draw:custom-shape><draw:custom-shape draw:style-name="gr4" draw:text-style-name="P45" svg:width="4.301cm" svg:height="0.999cm" svg:x="7.475cm" svg:y="6.011cm"><text:p text:style-name="P44"><text:span text:style-name="T46">Työntekijä</text:span></text:p><draw:enhanced-geometry svg:viewBox="0 0 21600 21600" draw:type="rectangle" draw:enhanced-path="M 0 0 L 21600 0 21600 21600 0 21600 0 0 Z N"/></draw:custom-shape><draw:line draw:style-name="gr7" draw:text-style-name="P46" svg:x1="2.474cm" svg:y1="4.909cm" svg:x2="2.474cm" svg:y2="6.009cm"><text:p/></draw:line><draw:line draw:style-name="gr7" draw:text-style-name="P46" svg:x1="9.474cm" svg:y1="4.909cm" svg:x2="9.474cm" svg:y2="6.009cm"><text:p/></draw:line><draw:line draw:style-name="gr7" draw:text-style-name="P46" svg:x1="2.474cm" svg:y1="4.909cm" svg:x2="9.474cm" svg:y2="4.909cm"><text:p/></draw:line><draw:line draw:style-name="gr8" draw:text-style-name="P46" svg:x1="6.074cm" svg:y1="4.91cm" svg:x2="6.074cm" svg:y2="3.81cm"><text:p/></draw:line><draw:custom-shape draw:style-name="gr5" draw:text-style-name="P43" svg:width="4.301cm" svg:height="2.001cm" svg:x="3.875cm" svg:y="0.82cm"><text:p text:style-name="P42"><text:span text:style-name="T46">Sukunimi</text:span></text:p><text:p text:style-name="P42"><text:span text:style-name="T46">Etunimi</text:span></text:p><text:p text:style-name="P42"><text:span text:style-name="T46">Osoite</text:span></text:p><text:p text:style-name="P42"><text:span text:style-name="T46">Puhelin</text:span></text:p><draw:enhanced-geometry svg:viewBox="0 0 21600 21600" draw:type="rectangle" draw:enhanced-path="M 0 0 L 21600 0 21600 21600 0 21600 0 0 Z N"/></draw:custom-shape><draw:custom-shape draw:style-name="gr13" draw:text-style-name="P43" svg:width="4.301cm" svg:height="0.981cm" svg:x="3.875cm" svg:y="2.82cm"><text:p text:style-name="P42"><text:span text:style-name="T46">toString()</text:span></text:p><draw:enhanced-geometry svg:viewBox="0 0 21600 21600" draw:type="rectangle" draw:enhanced-path="M 0 0 L 21600 0 21600 21600 0 21600 0 0 Z N"/></draw:custom-shape><draw:custom-shape draw:style-name="gr10" draw:text-style-name="P43" svg:width="4.299cm" svg:height="0.791cm" svg:x="0.176cm" svg:y="8.71cm"><text:p text:style-name="P42"><text:span text:style-name="T46">toString()</text:span></text:p><draw:enhanced-geometry svg:viewBox="0 0 21600 21600" draw:type="rectangle" draw:enhanced-path="M 0 0 L 21600 0 21600 21600 0 21600 0 0 Z N"/></draw:custom-shape><draw:custom-shape draw:style-name="gr14" draw:text-style-name="P43" svg:width="4.301cm" svg:height="0.78cm" svg:x="7.475cm" svg:y="8.92cm"><text:p text:style-name="P42"><text:span text:style-name="T46">toString()</text:span></text:p><draw:enhanced-geometry svg:viewBox="0 0 21600 21600" draw:type="rectangle" draw:enhanced-path="M 0 0 L 21600 0 21600 21600 0 21600 0 0 Z N"/></draw:custom-shape></draw:g>Kuva 4. Periytyvyys Henkilö luokasta Asiakas ja Työntekijä luokkiin.</text:p>
      <text:p text:style-name="P30"/>
      <text:p text:style-name="P25"><text:span text:style-name="T20">Voisimme tietysti lisätä muutakin toiminnallisuutta, jota esimerkiksi </text:span><text:span text:style-name="T17">Henkilö</text:span><text:span text:style-name="T20"> luokka osaa tehdä - </text:span><text:span text:style-name="T21">e</text:span><text:span text:style-name="T20">simerkiksi </text:span><text:span text:style-name="T21">kävellä. Tämän muutoksen jälkeen tilanne näyttäisi </text:span><text:span text:style-name="T22">luokka</text:span><text:span text:style-name="T21">kaaviossamme seuraavalta:</text:span></text:p>
      <text:p text:style-name="P32"/>
      <text:p text:style-name="P18"><draw:g text:anchor-type="paragraph" draw:z-index="4" draw:name="Shape5" draw:style-name="gr1"><draw:custom-shape draw:style-name="gr2" draw:text-style-name="P43" svg:width="4.299cm" svg:height="1.8cm" svg:x="0cm" svg:y="7.723cm"><text:p text:style-name="P42"><text:span text:style-name="T46">Asiakasnumero</text:span></text:p><text:p text:style-name="P42"><text:span text:style-name="T46">Bonuspisteet</text:span></text:p><text:p text:style-name="P42"><text:span text:style-name="T46">Toimitusosoite</text:span></text:p><draw:enhanced-geometry svg:viewBox="0 0 21600 21600" draw:type="rectangle" draw:enhanced-path="M 0 0 L 21600 0 21600 21600 0 21600 0 0 Z N"/></draw:custom-shape><draw:custom-shape draw:style-name="gr3" draw:text-style-name="P45" svg:width="4.299cm" svg:height="1.001cm" svg:x="0cm" svg:y="6.823cm"><text:p text:style-name="P44"><text:span text:style-name="T46">Asiakas</text:span></text:p><draw:enhanced-geometry svg:viewBox="0 0 21600 21600" draw:type="rectangle" draw:enhanced-path="M 0 0 L 21600 0 21600 21600 0 21600 0 0 Z N"/></draw:custom-shape><draw:custom-shape draw:style-name="gr4" draw:text-style-name="P45" svg:width="4.301cm" svg:height="0.999cm" svg:x="3.699cm" svg:y="0.323cm"><text:p text:style-name="P44"><text:span text:style-name="T46">Henkilö</text:span></text:p><draw:enhanced-geometry svg:viewBox="0 0 21600 21600" draw:type="rectangle" draw:enhanced-path="M 0 0 L 21600 0 21600 21600 0 21600 0 0 Z N"/></draw:custom-shape><draw:custom-shape draw:style-name="gr5" draw:text-style-name="P43" svg:width="4.301cm" svg:height="2.001cm" svg:x="7.299cm" svg:y="7.723cm"><text:p text:style-name="P42"><text:span text:style-name="T46">Työntekijänumero</text:span></text:p><text:p text:style-name="P42"><text:span text:style-name="T46">Tehtäväkuvaus</text:span></text:p><text:p text:style-name="P42"><text:span text:style-name="T46">Työosoite</text:span></text:p><text:p text:style-name="P42"><text:span text:style-name="T46">Työpuhelin</text:span></text:p><draw:enhanced-geometry svg:viewBox="0 0 21600 21600" draw:type="rectangle" draw:enhanced-path="M 0 0 L 21600 0 21600 21600 0 21600 0 0 Z N"/></draw:custom-shape><draw:custom-shape draw:style-name="gr6" draw:text-style-name="P45" svg:width="4.301cm" svg:height="1.001cm" svg:x="7.299cm" svg:y="6.823cm"><text:p text:style-name="P44"><text:span text:style-name="T46">Työntekijä</text:span></text:p><draw:enhanced-geometry svg:viewBox="0 0 21600 21600" draw:type="rectangle" draw:enhanced-path="M 0 0 L 21600 0 21600 21600 0 21600 0 0 Z N"/></draw:custom-shape><draw:line draw:style-name="gr7" draw:text-style-name="P46" svg:x1="2.299cm" svg:y1="5.722cm" svg:x2="2.299cm" svg:y2="6.822cm"><text:p/></draw:line><draw:line draw:style-name="gr7" draw:text-style-name="P46" svg:x1="9.299cm" svg:y1="5.722cm" svg:x2="9.299cm" svg:y2="6.822cm"><text:p/></draw:line><draw:line draw:style-name="gr7" draw:text-style-name="P46" svg:x1="2.299cm" svg:y1="5.722cm" svg:x2="9.299cm" svg:y2="5.722cm"><text:p/></draw:line><draw:line draw:style-name="gr8" draw:text-style-name="P46" svg:x1="5.899cm" svg:y1="5.723cm" svg:x2="5.899cm" svg:y2="4.623cm"><text:p/></draw:line><draw:custom-shape draw:style-name="gr5" draw:text-style-name="P43" svg:width="4.301cm" svg:height="2.001cm" svg:x="3.699cm" svg:y="1.332cm"><text:p text:style-name="P42"><text:span text:style-name="T46">Sukunimi</text:span></text:p><text:p text:style-name="P42"><text:span text:style-name="T46">Etunimi</text:span></text:p><text:p text:style-name="P42"><text:span text:style-name="T46">Osoite</text:span></text:p><text:p text:style-name="P42"><text:span text:style-name="T46">Puhelin</text:span></text:p><draw:enhanced-geometry svg:viewBox="0 0 21600 21600" draw:type="rectangle" draw:enhanced-path="M 0 0 L 21600 0 21600 21600 0 21600 0 0 Z N"/></draw:custom-shape><draw:custom-shape draw:style-name="gr9" draw:text-style-name="P43" svg:width="4.301cm" svg:height="1.281cm" svg:x="3.699cm" svg:y="3.332cm"><text:p text:style-name="P42"><text:span text:style-name="T46">toString()</text:span></text:p><text:p text:style-name="P42"><text:span text:style-name="T46">kävele()</text:span></text:p><draw:enhanced-geometry svg:viewBox="0 0 21600 21600" draw:type="rectangle" draw:enhanced-path="M 0 0 L 21600 0 21600 21600 0 21600 0 0 Z N"/></draw:custom-shape><draw:custom-shape draw:style-name="gr10" draw:text-style-name="P43" svg:width="4.299cm" svg:height="0.791cm" svg:x="0cm" svg:y="9.522cm"><text:p text:style-name="P42"><text:span text:style-name="T46">toString()</text:span></text:p><draw:enhanced-geometry svg:viewBox="0 0 21600 21600" draw:type="rectangle" draw:enhanced-path="M 0 0 L 21600 0 21600 21600 0 21600 0 0 Z N"/></draw:custom-shape><draw:custom-shape draw:style-name="gr11" draw:text-style-name="P43" svg:width="4.301cm" svg:height="0.782cm" svg:x="7.299cm" svg:y="9.732cm"><text:p text:style-name="P42"><text:span text:style-name="T46">toString()</text:span></text:p><draw:enhanced-geometry svg:viewBox="0 0 21600 21600" draw:type="rectangle" draw:enhanced-path="M 0 0 L 21600 0 21600 21600 0 21600 0 0 Z N"/></draw:custom-shape></draw:g><text:span text:style-name="T24">Kuva 5. </text:span><text:span text:style-name="T23">Periytyvyys Henkilö luokasta Asiakas ja Työntekijä luokkiin.</text:span></text:p>
      <text:p text:style-name="P31"/>
      <text:p text:style-name="P34"><text:span text:style-name="T23">N</text:span><text:span text:style-name="T31">yt myös Asiakas ja Työntekijä </text:span><text:span text:style-name="T19">luokat,</text:span><text:span text:style-name="T31"> Henkilö luokan lisäksi, pystyvät ”kävelemään”. Esimerkiksi:<text:line-break/></text:span></text:p>
      <text:p text:style-name="P21">Tyontekija tyontekija1 = new Tyontekija();</text:p>
      <text:p text:style-name="P21"><text:span text:style-name="T33">System.out.println(</text:span>tyontekija1.kavele()<text:span text:style-name="T33">)</text:span>;</text:p>
      <text:p text:style-name="P21"/>
      <text:p text:style-name="Ohjelma_20_koodi"><text:span text:style-name="T45">Jos Henkiö luokkaan lisättäisiin kyseinen metodi:</text:span><text:line-break/><text:line-break/>public String kavele() {</text:p>
      <text:p text:style-name="Ohjelma_20_koodi"><text:tab/>return ”Kävelen nyt eteenpäin….”;</text:p>
      <text:p text:style-name="Ohjelma_20_koodi">}</text:p>
      <text:p text:style-name="P29"/>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NSimSun1" svg:font-family="NSimSun" style:font-family-generic="modern" style:font-pitch="fixed"/>
    <style:font-face style:name="Liberation Mono" svg:font-family="'Liberation Mono', 'Courier New'" style:font-family-generic="modern" style:font-pitch="variable"/>
    <style:font-face style:name="Liberation Sans" svg:font-family="'Liberation Sans'"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Liberation Sans3"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Calibri" fo:font-family="Calibri" style:font-family-generic="swiss" style:font-pitch="variable" officeooo:rsid="0007b549"/>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de" style:family="paragraph" style:parent-style-name="Preformatted_20_Text"/>
    <style:style style:name="Ohjelma_20_koodi" style:display-name="Ohjelma koodi" style:family="paragraph" style:parent-style-name="Code"/>
    <style:style style:name="Tekstiä" style:family="paragraph" style:parent-style-name="Text_20_body">
      <style:text-properties officeooo:rsid="000cce52"/>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1"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uvateksti" style:family="paragraph" style:parent-style-name="Tekstiä">
      <style:text-properties officeooo:rsid="0019d156"/>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officeooo:rsid="00052df4" officeooo:paragraph-rsid="00052d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aaga-Helia amk<text:tab/><text:tab/><text:page-number text:select-page="current">7</text:page-number>/<text:page-count>9</text:page-count></text:p>
        <text:p text:style-name="MP1">Sauli Isonikkilä</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uli Isonikkilä </meta:initial-creator>
    <meta:creation-date>2021-03-19T17:00:23.354000000</meta:creation-date>
    <meta:generator>LibreOffice/6.4.7.2$Windows_X86_64 LibreOffice_project/639b8ac485750d5696d7590a72ef1b496725cfb5</meta:generator>
    <dc:date>2023-03-27T09:05:01.811000000</dc:date>
    <dc:creator>Sauli Isonikkilä </dc:creator>
    <meta:editing-duration>PT4H18M3S</meta:editing-duration>
    <meta:editing-cycles>105</meta:editing-cycles>
    <meta:document-statistic meta:table-count="0" meta:image-count="0" meta:object-count="0" meta:page-count="9" meta:paragraph-count="134" meta:word-count="1098" meta:character-count="9160" meta:non-whitespace-character-count="7898"/>
  </office:meta>
</office:document-meta>
</file>